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harterBT-Bold" svg:font-family="CharterBT-Bold"/>
    <style:font-face style:name="CharterBT-Roman" svg:font-family="CharterBT-Roman"/>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ext-autospace="none"/>
      <style:text-properties style:font-name="CharterBT-Roman" fo:font-size="10pt" style:font-name-asian="CharterBT-Roman" style:font-size-asian="10pt" style:font-name-complex="CharterBT-Roman" style:font-size-complex="10pt"/>
    </style:style>
    <style:style style:name="P2" style:family="paragraph" style:parent-style-name="Standard">
      <style:paragraph-properties fo:text-align="start" style:justify-single-word="false" style:text-autospace="none"/>
      <style:text-properties style:font-name="CharterBT-Roman" fo:font-size="10pt" style:font-name-asian="CharterBT-Roman" style:font-size-asian="10pt" style:font-name-complex="CharterBT-Roman" style:font-size-complex="10pt"/>
    </style:style>
    <style:style style:name="P3" style:family="paragraph" style:parent-style-name="Standard">
      <style:paragraph-properties fo:text-align="start" style:justify-single-word="false" style:text-autospace="none"/>
      <style:text-properties style:font-name="CharterBT-Roman" fo:font-size="10pt" fo:font-weight="bold" style:font-name-asian="CharterBT-Roman" style:font-size-asian="10pt" style:font-weight-asian="bold" style:font-name-complex="CharterBT-Roman" style:font-size-complex="10pt" style:font-weight-complex="bold"/>
    </style:style>
    <style:style style:name="P4" style:family="paragraph" style:parent-style-name="Standard">
      <style:paragraph-properties fo:text-align="start" style:justify-single-word="false" style:text-autospace="none"/>
      <style:text-properties style:font-name="CharterBT-Roman" fo:font-size="10pt" fo:font-weight="normal" style:font-name-asian="CharterBT-Roman" style:font-size-asian="10pt" style:font-weight-asian="normal" style:font-name-complex="CharterBT-Roman" style:font-size-complex="10pt" style:font-weight-complex="normal"/>
    </style:style>
    <style:style style:name="P5" style:family="paragraph" style:parent-style-name="Standard">
      <style:text-properties style:font-name="CharterBT-Roman" fo:font-size="10pt" style:font-name-asian="CharterBT-Roman" style:font-size-asian="10pt" style:font-name-complex="CharterBT-Roman" style:font-size-complex="10pt"/>
    </style:style>
    <style:style style:name="P6" style:family="paragraph" style:parent-style-name="Standard" style:list-style-name="L1">
      <style:text-properties style:font-name="CharterBT-Roman" fo:font-size="10pt" style:font-name-asian="CharterBT-Roman" style:font-size-asian="10pt" style:font-name-complex="CharterBT-Roman" style:font-size-complex="10pt"/>
    </style:style>
    <style:style style:name="P7" style:family="paragraph" style:parent-style-name="Standard" style:list-style-name="L1">
      <style:paragraph-properties fo:text-align="start" style:justify-single-word="false" style:text-autospace="none"/>
      <style:text-properties style:font-name="CharterBT-Roman" fo:font-size="10pt" style:font-name-asian="CharterBT-Roman" style:font-size-asian="10pt" style:font-name-complex="CharterBT-Roman" style:font-size-complex="10pt"/>
    </style:style>
    <style:style style:name="P8" style:family="paragraph" style:parent-style-name="Standard">
      <style:paragraph-properties style:text-autospace="none"/>
      <style:text-properties style:font-name="CharterBT-Roman" fo:font-size="10pt" fo:font-weight="normal" style:font-name-asian="CharterBT-Roman" style:font-size-asian="10pt" style:font-weight-asian="normal" style:font-name-complex="CharterBT-Roman" style:font-size-complex="10pt" style:font-weight-complex="normal"/>
    </style:style>
    <style:style style:name="P9" style:family="paragraph" style:parent-style-name="Standard">
      <style:paragraph-properties style:text-autospace="none"/>
      <style:text-properties style:font-name="CharterBT-Bold" fo:font-size="10pt" fo:font-weight="normal" style:font-name-asian="CharterBT-Bold" style:font-size-asian="10pt" style:font-weight-asian="normal" style:font-name-complex="CharterBT-Bold" style:font-size-complex="10pt"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21's main purpose is to trigger events. The events that are handled by our CL2I are</text:p>
      <text:list text:style-name="L1">
        <text:list-item>
          <text:p text:style-name="P6">MIH_Link_Down</text:p>
        </text:list-item>
        <text:list-item>
          <text:p text:style-name="P7">MIH_Link_Up</text:p>
        </text:list-item>
        <text:list-item>
          <text:p text:style-name="P7">MIH_Link_Going_Down</text:p>
        </text:list-item>
        <text:list-item>
          <text:p text:style-name="P7">MIH_Link_Detected</text:p>
        </text:list-item>
      </text:list>
      <text:p text:style-name="P2"/>
      <text:p text:style-name="P5"/>
      <text:p text:style-name="P3">MIH_Link_Down</text:p>
      <text:p text:style-name="P3"/>
      <text:p text:style-name="P4">it is an event that is generated when one of the interfaces goes down or when we are out of the range of an AP and we have stopped receiving the signals.</text:p>
      <text:p text:style-name="P4">This event is implemented by making sue of the NETLINK sockets. These are the sockets <text:s/>are used to transfer information between kernel modules and user space processes, it provides kernel/user space bidirectional communication links. It consists of a standard sockets based interface for user processes and an internal kernel API for kernel modules. </text:p>
      <text:p text:style-name="P4"/>
      <text:p text:style-name="P4">In our case we have used the NETLINK sockets to communicate with the kernel, as soon as any of the active interface goes down ( I.e. the hardware button is turned off) or when the system is out of the range of the AP and is unable to receive the signals, kernel sends back a message indicating the occurred change.</text:p>
      <text:p text:style-name="P4"/>
      <text:p text:style-name="P4">So now in our case we have opened a netlink socket and we <text:s/>are continuously monitoring any events received on the socket. </text:p>
      <text:p text:style-name="P4"/>
      <text:p text:style-name="P4"/>
      <text:p text:style-name="P4">void handle_netlink_events(struct rtnl_handle *<text:tab/>rth, int sockfd);</text:p>
      <text:p text:style-name="P4"/>
      <text:p text:style-name="P4">rtnl_handle is a structure that is created by us </text:p>
      <text:p text:style-name="P4"/>
      <text:p text:style-name="P4">struct rtnl_handle </text:p>
      <text:p text:style-name="P4">{ </text:p>
      <text:p text:style-name="P4"><text:tab/>int<text:tab/><text:tab/><text:tab/>fd; <text:s text:c="5"/>( netlink socket descriptor) </text:p>
      <text:p text:style-name="P4"><text:tab/>struct sockaddr_nl<text:tab/>local; <text:s/>(netlink socket address structure)</text:p>
      <text:p text:style-name="P4"><text:tab/>struct sockaddr_nl<text:tab/>peer; </text:p>
      <text:p text:style-name="P4"/>
      <text:p text:style-name="P4">};</text:p>
      <text:p text:style-name="P4"/>
      <text:p text:style-name="P4">sockfd is the socket on which we are communicating with the HA. This socket is created in the main function and it is passed on to the other functions so when they need to communicate with the HA, they make use of this socket as well.</text:p>
      <text:p text:style-name="P4"/>
      <text:p text:style-name="P4">This function is continously monitoring all the messages that are received from the kernel, it is discarding all the other messages but keeping a track of the messages with message type:</text:p>
      <text:p text:style-name="P4">RTM_NEWLINK</text:p>
      <text:p text:style-name="P4">RTM_DELLINK</text:p>
      <text:p text:style-name="P4">both of these messages are link layer messages.</text:p>
      <text:p text:style-name="P4"/>
      <text:p text:style-name="P4">Whenever these two message types are received the following function is called</text:p>
      <text:p text:style-name="P4"/>
      <text:p text:style-name="P3">int LinkCatcher(struct nlmsghdr *nlh, int sockfd);</text:p>
      <text:p text:style-name="P4"/>
      <text:p text:style-name="P4">where nlh is the message structure that is received from the kernel, the structure whose message type is either <text:s/>RTM_NEWLINK or RTM_DELLINK.</text:p>
      <text:p text:style-name="P4"/>
      <text:p text:style-name="P4">This function extracts the event, that is generated from the message and displays it on the screen, in our case sends it to the HA on the socket sockfd. </text:p>
      <text:p text:style-name="P4"/>
      <text:p text:style-name="P4">The information that will be send to the HA through the MIH_SAP at this point will be in the form of <text:soft-page-break/>stream of 1's and 0's.</text:p>
      <text:p text:style-name="P4"/>
      <text:p text:style-name="P4"><text:s/>MIH_Link_Down.indication</text:p>
      <text:p text:style-name="P2">(</text:p>
      <text:p text:style-name="P2">SourceIdentifier, ( will always be local )</text:p>
      <text:p text:style-name="P2">LinkIdentifier, <text:s text:c="5"/>(hardware adders of the interface that has gone down.)</text:p>
      <text:p text:style-name="P2">OldAccessRouter, ( hardware address of the router to which <text:s/>the link has broken)</text:p>
      <text:p text:style-name="P2">ReasonCode<text:tab/><text:tab/>(not required)</text:p>
      <text:p text:style-name="P1">)</text:p>
      <text:p text:style-name="P4"/>
      <text:p text:style-name="P3">MIH_Link_Up</text:p>
      <text:p text:style-name="P4">whenever CL2I will receive a message from the HA, indicating to join a specific ESSID along with the name of the interface on which we want to connect, CL2I will call the following method </text:p>
      <text:p text:style-name="P4"/>
      <text:p text:style-name="P4">void makeessid(char *interfacename)</text:p>
      <text:p text:style-name="P4"/>
      <text:p text:style-name="P4">this will connect the specified interface name to the specified ESSID. After performing this function successfully MIH_LINK_UP trigger is send to the HA through the MIH_SAP.</text:p>
      <text:p text:style-name="P4">The message contains the following</text:p>
      <text:p text:style-name="P4"/>
      <text:p text:style-name="P4"><text:s/>MIH_Link_Up.indication</text:p>
      <text:p text:style-name="P2">(</text:p>
      <text:p text:style-name="P2">SourceIdentifier,</text:p>
      <text:p text:style-name="P2">LinkIdentifier,</text:p>
      <text:p text:style-name="P2">OldAccessRouter,</text:p>
      <text:p text:style-name="P2">NewAccessRouter,</text:p>
      <text:p text:style-name="P2">IPRenewalFlag,</text:p>
      <text:p text:style-name="P2">Mobility Management Support</text:p>
      <text:p text:style-name="P1">)</text:p>
      <text:p text:style-name="P4"/>
      <text:p text:style-name="P4">almost all of these fields will be static and empty as the real dhcp message will be send by the Host Agent to the new AP.</text:p>
      <text:p text:style-name="P4"/>
      <text:p text:style-name="P3">MIH_Link_Going_Down</text:p>
      <text:p text:style-name="P4">it is continuously monitoring after a specific interval, all the connected interfaces and is recording their Link Quality, Level and Noise.</text:p>
      <text:p text:style-name="P4">Calculations are performed on these three attributes and depending upon the results of the calculation MIH_Link_Going_Down trigger is generated. </text:p>
      <text:p text:style-name="P4"/>
      <text:p text:style-name="P4">In our select statement in the main function , time is specified and so whenever timeout occurs, we gather these three updated parameters from the proc/net/wireless and if according to the calculations our link is going down we will generate the MIH_Link_Going_Down trigger.</text:p>
      <text:p text:style-name="P4"/>
      <text:p text:style-name="P4"><text:s/>MIH_Link_Going_Down.indication</text:p>
      <text:p text:style-name="P2">(</text:p>
      <text:p text:style-name="P2">SourceIdentifier,</text:p>
      <text:p text:style-name="P2">LinkIdentifier,</text:p>
      <text:p text:style-name="P2">TimeInterval,</text:p>
      <text:p text:style-name="P2">LinkGoingDownReason</text:p>
      <text:p text:style-name="P1">)</text:p>
      <text:p text:style-name="P8"/>
      <text:p text:style-name="P8">after we send a LINK_GOING_DOWN trigger, now on the next timeout of the select if again the same link is in the link_going_down state again we will not send the trigger, we will send the trigger again after (timeout*5).</text:p>
      <text:p text:style-name="P8"/>
      <text:p text:style-name="P4"/>
      <text:p text:style-name="P4"/>
      <text:p text:style-name="P4"/>
      <text:p text:style-name="P4"><text:soft-page-break/></text:p>
      <text:p text:style-name="P3">MIH_Link_Detected</text:p>
      <text:p text:style-name="P4">similarly whenever the select statement <text:s/>times out, a scan operation is also performed and the all the ESSID's from the surroundings are gathered and compared with the previous ESSID's, if there is a new ESSID, MIH_Link_Detected trigger is generated.</text:p>
      <text:p text:style-name="P4"/>
      <text:p text:style-name="P4">MIH_Link_Detected.indication</text:p>
      <text:p text:style-name="P2">(</text:p>
      <text:p text:style-name="P2">SourceIdentifier,</text:p>
      <text:p text:style-name="P2">LinkDetectedInfoList</text:p>
      <text:p text:style-name="P1">)</text:p>
      <text:p text:style-name="P8"/>
      <text:p text:style-name="P8"/>
      <text:p text:style-name="P9"><text:s/>LINK_DET_INFO</text:p>
      <text:p text:style-name="P2">SEQUENCE</text:p>
      <text:p text:style-name="P2">(</text:p>
      <text:p text:style-name="P2">LINK_TUPLE_ID,</text:p>
      <text:p text:style-name="P2">NETWORK_ID,</text:p>
      <text:p text:style-name="P2">NET_AUX_ID,</text:p>
      <text:p text:style-name="P2">SIG_STRENGTH,</text:p>
      <text:p text:style-name="P2">UNSIGNED_INT(2),</text:p>
      <text:p text:style-name="P2">LINK_DATA_RATE,</text:p>
      <text:p text:style-name="P2">LINK_MIHCAP_FLAG,</text:p>
      <text:p text:style-name="P2">NET_CAPS</text:p>
      <text:p text:style-name="P1">)</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harterBT-Bold" svg:font-family="CharterBT-Bold"/>
    <style:font-face style:name="CharterBT-Roman" svg:font-family="CharterBT-Roman"/>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Ambreen Sheikh</meta:initial-creator>
    <meta:creation-date>2009-03-09T09:15:11</meta:creation-date>
    <dc:creator>Ambreen Sheikh</dc:creator>
    <dc:date>2009-03-11T09:45:30</dc:date>
    <meta:editing-cycles>5</meta:editing-cycles>
    <meta:editing-duration>P1DT19H41M36S</meta:editing-duration>
    <meta:user-defined meta:name="Info 1"/>
    <meta:user-defined meta:name="Info 2"/>
    <meta:user-defined meta:name="Info 3"/>
    <meta:user-defined meta:name="Info 4"/>
    <meta:document-statistic meta:table-count="0" meta:image-count="0" meta:object-count="0" meta:page-count="3" meta:paragraph-count="81" meta:word-count="795" meta:character-count="4699"/>
  </office:meta>
</office:document-meta>
</file>